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0e20" officeooo:paragraph-rsid="00100e20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0e20" officeooo:paragraph-rsid="00100e20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0e20" officeooo:paragraph-rsid="0011d37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8pt" fo:font-weight="normal" officeooo:rsid="00100e20" officeooo:paragraph-rsid="00100e20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18pt" fo:font-weight="normal" officeooo:rsid="00100e20" officeooo:paragraph-rsid="0011d37e" style:font-size-asian="18pt" style:font-weight-asian="normal" style:font-size-complex="18pt" style:font-weight-complex="normal"/>
    </style:style>
    <style:style style:name="P6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0e20" officeooo:paragraph-rsid="0011d37e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Meu Barquinho</text:span><text:tab/><text:span text:style-name="T2">Giselli Cristina</text:span><text:tab/><text:span text:style-name="T1">[ 17 ]</text:span></text:p>
      <text:p text:style-name="P2"><text:span text:style-name="T1"/></text:p>
      <text:p text:style-name="P4">O vento balançou, meu barco em alto mar,</text:p>
      <text:p text:style-name="P4">O medo me cercou, e quis me afogar,</text:p>
      <text:p text:style-name="P4">Mas então eu clamei, ao filho de Davi,</text:p>
      <text:p text:style-name="P4">Ele me escutou, por isso estou aqui.</text:p>
      <text:p text:style-name="P4"/>
      <text:p text:style-name="P4">O vento Ele acalmou, O medo repreendeu,</text:p>
      <text:p text:style-name="P4">Quando Ele ordenou, O mar obedeceu.</text:p>
      <text:p text:style-name="P4"/>
      <text:p text:style-name="P4">Não temo mais o mar, pois firme está minha fé,</text:p>
      <text:p text:style-name="P4">No meu barquinho está, Jesus de Nazaré,</text:p>
      <text:p text:style-name="P4">Se o medo me cercar, ou se o vento soprar,</text:p>
      <text:p text:style-name="P4">Seu nome eu clamarei, Ele me guardará.</text:p>
      <text:p text:style-name="P4"/>
      <text:p text:style-name="P4">Não temo mais o mar, pois firme está minha fé,</text:p>
      <text:p text:style-name="P4">No meu barquinho está, Jesus de Nazaré,</text:p>
      <text:p text:style-name="P4">Se o medo me cercar, ou se o vento soprar,</text:p>
      <text:p text:style-name="P4">Seu nome eu clamarei, Ele me socorrerá.</text:p>
      <text:p text:style-name="P4"/>
      <text:p text:style-name="P4">Oh Aleluia a palavra do Senhor diz:</text:p>
      <text:p text:style-name="P4">Mil cairão ao teu lado, dez mil a tua direita,</text:p>
      <text:p text:style-name="P4">Mas tu não será atingido!</text:p>
      <text:p text:style-name="P4">Se o vento soprar contra a tua vida</text:p>
      <text:p text:style-name="P4">Clame o nome de Jesus</text:p>
      <text:p text:style-name="P4">E Ele te socorrerá</text:p>
      <text:p text:style-name="P4"/>
      <text:p text:style-name="P6"><text:span text:style-name="T3">Meu Barquinho</text:span><text:tab/><text:span text:style-name="T2">Giselli Cristina</text:span><text:tab/><text:span text:style-name="T1">[ 17 ]</text:span></text:p>
      <text:p text:style-name="P3"><text:span text:style-name="T1"/></text:p>
      <text:p text:style-name="P5">O vento balançou, meu barco em alto mar,</text:p>
      <text:p text:style-name="P5">O medo me cercou, e quis me afogar,</text:p>
      <text:p text:style-name="P5">Mas então eu clamei, ao filho de Davi,</text:p>
      <text:p text:style-name="P5">Ele me escutou, por isso estou aqui.</text:p>
      <text:p text:style-name="P5"/>
      <text:p text:style-name="P5">O vento Ele acalmou, O medo repreendeu,</text:p>
      <text:p text:style-name="P5">Quando Ele ordenou, O mar obedeceu.</text:p>
      <text:p text:style-name="P5"/>
      <text:p text:style-name="P5">Não temo mais o mar, pois firme está minha fé,</text:p>
      <text:p text:style-name="P5">No meu barquinho está, Jesus de Nazaré,</text:p>
      <text:p text:style-name="P5">Se o medo me cercar, ou se o vento soprar,</text:p>
      <text:p text:style-name="P5">Seu nome eu clamarei, Ele me guardará.</text:p>
      <text:p text:style-name="P5"/>
      <text:p text:style-name="P5">Não temo mais o mar, pois firme está minha fé,</text:p>
      <text:p text:style-name="P5">No meu barquinho está, Jesus de Nazaré,</text:p>
      <text:p text:style-name="P5">Se o medo me cercar, ou se o vento soprar,</text:p>
      <text:p text:style-name="P5">Seu nome eu clamarei, Ele me socorrerá.</text:p>
      <text:p text:style-name="P5"/>
      <text:p text:style-name="P5">Oh Aleluia a palavra do Senhor diz:</text:p>
      <text:p text:style-name="P5">Mil cairão ao teu lado, dez mil a tua direita,</text:p>
      <text:p text:style-name="P5">Mas tu não será atingido!</text:p>
      <text:p text:style-name="P5">Se o vento soprar contra a tua vida</text:p>
      <text:p text:style-name="P5">Clame o nome de Jesus</text:p>
      <text:p text:style-name="P5">E Ele te socorrerá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9-14T21:49:46.353573843</dc:date>
    <meta:editing-cycles>12</meta:editing-cycles>
    <meta:editing-duration>PT20M6S</meta:editing-duration>
    <meta:generator>LibreOffice/5.1.4.2$Linux_X86_64 LibreOffice_project/10m0$Build-2</meta:generator>
    <meta:document-statistic meta:table-count="0" meta:image-count="0" meta:object-count="0" meta:page-count="1" meta:paragraph-count="42" meta:word-count="316" meta:character-count="1542" meta:non-whitespace-character-count="1268"/>
  </office:meta>
</office:document-meta>
</file>